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Hack" svg:font-family="Hack, Times, Tahoma, 'Times New Roman', 'Comic Sans MS', cursive"/>
    <style:font-face style:name="HackBold" svg:font-family="HackBold, Times, Tahoma, 'Times New Roman', 'Comic Sans MS', cursiv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ui-sans-serif, apple-system, BlinkMacSystemFont, Inter, NotoSansHans, sans-serif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33333" loext:opacity="100%" style:font-name="Hack" fo:font-size="12pt" fo:letter-spacing="normal" fo:font-style="normal" fo:font-weight="normal" officeooo:rsid="001c318c" officeooo:paragraph-rsid="001c318c"/>
    </style:style>
    <style:style style:name="P2" style:family="paragraph" style:parent-style-name="Preformatted_20_Text" style:list-style-name="L1">
      <style:paragraph-properties fo:text-align="start" style:justify-single-word="false" fo:orphans="2" fo:widows="2"/>
      <style:text-properties fo:font-variant="normal" fo:text-transform="none" fo:color="#333333" loext:opacity="100%" style:font-name="Hack" fo:font-size="12pt" fo:letter-spacing="normal" fo:font-style="normal" fo:font-weight="normal" officeooo:rsid="001c318c" officeooo:paragraph-rsid="001c318c"/>
    </style:style>
    <style:style style:name="P3" style:family="paragraph" style:parent-style-name="Preformatted_20_Text" style:list-style-name="L2">
      <style:paragraph-properties fo:text-align="start" style:justify-single-word="false" fo:orphans="2" fo:widows="2"/>
      <style:text-properties fo:font-variant="normal" fo:text-transform="none" fo:color="#333333" loext:opacity="100%" style:font-name="Hack" fo:font-size="12pt" fo:letter-spacing="normal" fo:font-style="normal" fo:font-weight="normal" officeooo:rsid="001e705a" officeooo:paragraph-rsid="001e705a"/>
    </style:style>
    <style:style style:name="P4" style:family="paragraph" style:parent-style-name="Preformatted_20_Text" style:list-style-name="L3">
      <style:paragraph-properties fo:text-align="start" style:justify-single-word="false" fo:orphans="2" fo:widows="2"/>
      <style:text-properties fo:font-variant="normal" fo:text-transform="none" fo:color="#333333" loext:opacity="100%" style:font-name="Hack" fo:font-size="12pt" fo:letter-spacing="normal" fo:font-style="normal" fo:font-weight="normal" officeooo:rsid="002030e6" officeooo:paragraph-rsid="002030e6"/>
    </style:style>
    <style:style style:name="P5" style:family="paragraph" style:parent-style-name="Preformatted_20_Text" style:list-style-name="L3">
      <style:paragraph-properties fo:text-align="start" style:justify-single-word="false" fo:orphans="2" fo:widows="2"/>
      <style:text-properties fo:font-variant="normal" fo:text-transform="none" fo:color="#333333" loext:opacity="100%" style:font-name="Hack" fo:font-size="12pt" fo:letter-spacing="normal" fo:font-style="normal" fo:font-weight="normal" officeooo:rsid="00222446" officeooo:paragraph-rsid="00222446"/>
    </style:style>
    <style:style style:name="P6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5b277d" loext:opacity="100%" style:font-name="Hack" fo:font-size="12pt" fo:letter-spacing="normal" fo:font-style="normal" fo:font-weight="normal" officeooo:rsid="001c318c" officeooo:paragraph-rsid="001c318c"/>
    </style:style>
    <style:style style:name="P7" style:family="paragraph" style:parent-style-name="Preformatted_20_Text">
      <style:paragraph-properties fo:text-align="start" style:justify-single-word="false" fo:orphans="2" fo:widows="2"/>
      <style:text-properties fo:font-variant="normal" fo:text-transform="none" fo:color="#c9211e" loext:opacity="100%" style:font-name="Hack" fo:font-size="12pt" fo:letter-spacing="normal" fo:font-style="normal" fo:font-weight="normal" officeooo:rsid="001e705a" officeooo:paragraph-rsid="001e705a"/>
    </style:style>
    <style:style style:name="P8" style:family="paragraph" style:parent-style-name="Preformatted_20_Text">
      <style:paragraph-properties fo:text-align="start" style:justify-single-word="false" fo:orphans="2" fo:widows="2"/>
      <style:text-properties fo:font-variant="normal" fo:text-transform="none" fo:color="#c9211e" loext:opacity="100%" style:font-name="Hack" fo:font-size="12pt" fo:letter-spacing="normal" fo:font-style="normal" fo:font-weight="normal" officeooo:rsid="002030e6" officeooo:paragraph-rsid="002030e6"/>
    </style:style>
    <style:style style:name="P9" style:family="paragraph" style:parent-style-name="Preformatted_20_Text">
      <style:paragraph-properties fo:text-align="start" style:justify-single-word="false" fo:orphans="2" fo:widows="2"/>
      <style:text-properties fo:font-variant="normal" fo:text-transform="none" fo:color="#c9211e" loext:opacity="100%" style:font-name="Hack" fo:font-size="12pt" fo:letter-spacing="normal" fo:font-style="normal" fo:font-weight="normal" officeooo:rsid="00216005" officeooo:paragraph-rsid="00216005"/>
    </style:style>
    <style:style style:name="P10" style:family="paragraph" style:parent-style-name="Preformatted_20_Text">
      <style:paragraph-properties fo:text-align="start" style:justify-single-word="false" fo:orphans="2" fo:widows="2"/>
      <style:text-properties fo:font-variant="normal" fo:text-transform="none" fo:color="#c9211e" loext:opacity="100%" style:font-name="Hack" fo:font-size="12pt" fo:letter-spacing="normal" fo:font-style="normal" fo:font-weight="normal" officeooo:paragraph-rsid="00227fa7"/>
    </style:style>
    <style:style style:name="P11" style:family="paragraph" style:parent-style-name="Preformatted_20_Text">
      <style:paragraph-properties fo:text-align="start" style:justify-single-word="false" fo:orphans="2" fo:widows="2"/>
      <style:text-properties fo:font-variant="normal" fo:text-transform="none" fo:color="#c9211e" loext:opacity="100%" style:font-name="Hack" fo:font-size="12pt" fo:letter-spacing="normal" fo:font-style="normal" fo:font-weight="normal" officeooo:paragraph-rsid="002516c4"/>
    </style:style>
    <style:style style:name="P12" style:family="paragraph" style:parent-style-name="Preformatted_20_Text">
      <style:paragraph-properties fo:text-align="start" style:justify-single-word="false" fo:orphans="2" fo:widows="2"/>
      <style:text-properties fo:font-variant="normal" fo:text-transform="none" fo:color="#c9211e" loext:opacity="100%" style:font-name="Hack" fo:font-size="12pt" fo:letter-spacing="normal" fo:font-style="normal" fo:font-weight="normal" officeooo:rsid="00230a47" officeooo:paragraph-rsid="00230a47"/>
    </style:style>
    <style:style style:name="P13" style:family="paragraph" style:parent-style-name="Preformatted_20_Text">
      <style:paragraph-properties fo:text-align="start" style:justify-single-word="false" fo:orphans="2" fo:widows="2"/>
      <style:text-properties fo:font-variant="normal" fo:text-transform="none" fo:color="#c9211e" loext:opacity="100%" style:font-name="Hack" fo:font-size="12pt" fo:letter-spacing="normal" fo:font-style="normal" fo:font-weight="normal" officeooo:rsid="002356cb" officeooo:paragraph-rsid="002356cb"/>
    </style:style>
    <style:style style:name="P14" style:family="paragraph" style:parent-style-name="Preformatted_20_Text">
      <style:paragraph-properties fo:text-align="start" style:justify-single-word="false" fo:orphans="2" fo:widows="2"/>
      <style:text-properties fo:font-variant="normal" fo:text-transform="none" fo:color="#c9211e" loext:opacity="100%" style:font-name="Hack" fo:font-size="12pt" fo:letter-spacing="normal" fo:font-style="normal" fo:font-weight="normal" officeooo:rsid="0023afdf" officeooo:paragraph-rsid="0023afdf"/>
    </style:style>
    <style:style style:name="P15" style:family="paragraph" style:parent-style-name="Preformatted_20_Text">
      <style:paragraph-properties fo:text-align="start" style:justify-single-word="false" fo:orphans="2" fo:widows="2"/>
      <style:text-properties fo:font-variant="normal" fo:text-transform="none" fo:color="#c9211e" loext:opacity="100%" style:font-name="Hack" fo:font-size="12pt" fo:letter-spacing="normal" fo:font-style="normal" fo:font-weight="normal" officeooo:rsid="00252d38" officeooo:paragraph-rsid="00252d38"/>
    </style:style>
    <style:style style:name="P1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60%" style:font-name="Consolas" fo:font-size="12pt" fo:letter-spacing="normal" fo:font-style="normal" fo:font-weight="normal"/>
    </style:style>
    <style:style style:name="P1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60%" style:font-name="Consolas" fo:font-size="12pt" fo:letter-spacing="normal" fo:font-style="normal" fo:font-weight="normal" officeooo:rsid="001b04a3" officeooo:paragraph-rsid="001b04a3"/>
    </style:style>
    <style:style style:name="P1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c9211e" loext:opacity="100%" style:font-name="Consolas" fo:font-size="12pt" fo:letter-spacing="normal" fo:font-style="normal" fo:font-weight="normal" officeooo:rsid="001c318c" officeooo:paragraph-rsid="001c318c"/>
    </style:style>
    <style:style style:name="P1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c9211e" loext:opacity="100%" style:font-name="Consolas" fo:font-size="12pt" fo:letter-spacing="normal" fo:font-style="normal" fo:font-weight="normal" officeooo:rsid="001d27ee" officeooo:paragraph-rsid="001d27ee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officeooo:paragraph-rsid="001f5897"/>
    </style:style>
    <style:style style:name="P21" style:family="paragraph" style:parent-style-name="Text_20_body">
      <style:paragraph-properties fo:text-align="start" style:justify-single-word="false" fo:orphans="2" fo:widows="2"/>
      <style:text-properties fo:font-variant="normal" fo:text-transform="none" fo:color="#c9211e" loext:opacity="100%" style:font-name="Hack" fo:font-size="12pt" fo:letter-spacing="normal" fo:font-style="normal" fo:font-weight="normal" officeooo:rsid="00216005" officeooo:paragraph-rsid="00216005"/>
    </style:style>
    <style:style style:name="T1" style:family="text">
      <style:text-properties fo:color="#5b277d" loext:opacity="100%"/>
    </style:style>
    <style:style style:name="T2" style:family="text">
      <style:text-properties fo:color="#5b277d" loext:opacity="100%" officeooo:rsid="001c318c"/>
    </style:style>
    <style:style style:name="T3" style:family="text">
      <style:text-properties fo:font-variant="normal" fo:text-transform="none" fo:color="#1d1d20" loext:opacity="100%" style:font-name="ui-monospace" fo:font-size="12pt" fo:letter-spacing="normal" fo:font-style="normal" fo:font-weight="normal" officeooo:rsid="000dd339" loext:padding="0cm" loext:border="none"/>
    </style:style>
    <style:style style:name="T4" style:family="text">
      <style:text-properties fo:color="#1d1d20" loext:opacity="100%" style:font-name="ui-monospace" officeooo:rsid="000dd339" loext:padding="0cm" loext:border="none"/>
    </style:style>
    <style:style style:name="T5" style:family="text">
      <style:text-properties fo:color="#1d1d20" loext:opacity="100%" style:font-name="ui-monospace" loext:padding="0cm" loext:border="none"/>
    </style:style>
    <style:style style:name="T6" style:family="text">
      <style:text-properties fo:color="#1d1d20" loext:opacity="100%" style:font-name="system-ui" loext:padding="0cm" loext:border="none"/>
    </style:style>
    <style:style style:name="T7" style:family="text">
      <style:text-properties officeooo:rsid="00227fa7"/>
    </style:style>
    <style:style style:name="T8" style:family="text">
      <style:text-properties fo:color="#615ced" loext:opacity="100%" style:font-name="ui-monospace" fo:font-size="10.5pt"/>
    </style:style>
    <style:style style:name="T9" style:family="text">
      <style:text-properties fo:color="#615ced" loext:opacity="100%" style:font-name="ui-monospace" fo:font-size="10.5pt" officeooo:rsid="002516c4"/>
    </style:style>
    <style:style style:name="T10" style:family="text">
      <style:text-properties style:font-name="system-ui" loext:padding="0cm" loext:border="none"/>
    </style:style>
    <style:style style:name="T11" style:family="text">
      <style:text-properties style:font-name="ui-monospace" loext:padding="0cm" loext:border="none"/>
    </style:style>
    <style:style style:name="T12" style:family="text">
      <style:text-properties style:font-name="ui-monospace" fo:font-size="10.5pt"/>
    </style:style>
    <style:style style:name="T13" style:family="text">
      <style:text-properties style:font-name="ui-monospace" fo:font-size="10.5pt" officeooo:rsid="002516c4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Выполнить плейбук только для одной машины</text:p>
      <text:p text:style-name="P18">Проверить динамические маршруты</text:p>
      <text:p text:style-name="P18">Проверить работу днс</text:p>
      <text:p text:style-name="P19">Ключи для домена? Manager key</text:p>
      <text:p text:style-name="P19">Интернет только через днс</text:p>
      <text:p text:style-name="P7">TLS сертификата за что отвечает</text:p>
      <text:p text:style-name="P8">Настройка brotly, zstd</text:p>
      <text:p text:style-name="P9">Проверить настройки сервера angiy описание сайта, один web</text:p>
      <text:p text:style-name="P21"><text:span text:style-name="T10">экспортировать метрики BGP в Prometheus через </text:span><text:span text:style-name="Source_20_Text"><text:span text:style-name="T11">frr_exporter</text:span></text:span><text:span text:style-name="T10">.</text:span></text:p>
      <text:p text:style-name="P12">Проверить frr конфиги</text:p>
      <text:p text:style-name="P10"><text:span text:style-name="T7">На dns </text:span><text:span text:style-name="T12">sysctl net.ipv4.ip_forward=1</text:span></text:p>
      <text:p text:style-name="P14"><text:span text:style-name="T12">Отключить через frr для одной мащины выход в интернет</text:span></text:p>
      <text:p text:style-name="P13"><text:span text:style-name="T12">Проверить маску у всех, </text:span><text:span text:style-name="T13">сколько адресов у маски 32</text:span></text:p>
      <text:p text:style-name="P11"><text:span text:style-name="T13">Обновить лекцию </text:span><text:span text:style-name="T12">Почему используется BGP, а не OSPF</text:span></text:p>
      <text:p text:style-name="P15"><text:span text:style-name="T12">Активация сайта для angie</text:span></text:p>
      <text:p text:style-name="P16">vagrant box add mynewbox mynewbox.box</text:p>
      <text:p text:style-name="P17">1.<text:span text:style-name="T1"> DNS server</text:span></text:p>
      <text:p text:style-name="P17"><text:span text:style-name="T1"><text:s/></text:span><text:span text:style-name="T2">Настройка DNS</text:span></text:p>
      <text:list text:style-name="L1">
        <text:list-item>
          <text:p text:style-name="P2">1. установка необходимых пакетов</text:p>
        </text:list-item>
        <text:list-item>
          <text:p text:style-name="P2">2. копирование конфигов: настройка прямой и обратной зоны, описание зон в общем файле, расширенние опций. Настройка DMZ</text:p>
        </text:list-item>
      </text:list>
      <text:p text:style-name="P6"><text:s/>Настройка Angie</text:p>
      <text:list text:style-name="L2">
        <text:list-item>
          <text:p text:style-name="P3">Генерация TLS сертификата</text:p>
        </text:list-item>
      </text:list>
      <text:p text:style-name="P20"><text:span text:style-name="Source_20_Text"><text:span text:style-name="T3">openssl req -x509 -nodes -days 365 \</text:span></text:span></text:p>
      <text:p text:style-name="P20"><text:span text:style-name="Source_20_Text"><text:span text:style-name="T3"><text:s text:c="2"/>-newkey rsa:2048 \</text:span></text:span></text:p>
      <text:p text:style-name="P20"><text:span text:style-name="Source_20_Text"><text:span text:style-name="T3"><text:s text:c="2"/>-keyout linuxpro.my.key \</text:span></text:span></text:p>
      <text:p text:style-name="P20"><text:span text:style-name="Source_20_Text"><text:span text:style-name="T3"><text:s text:c="2"/>-out linuxpro.my.crt \</text:span></text:span></text:p>
      <text:p text:style-name="P20"><text:span text:style-name="Source_20_Text"><text:span text:style-name="T4"><text:s text:c="2"/>-subj "/CN=linuxpro.my"</text:span></text:span></text:p>
      <text:p text:style-name="P1">0 Для всех:</text:p>
      <text:p text:style-name="P1">добавление nameserver в файл /etc/resolve.conf</text:p>
      <text:list text:style-name="L3">
        <text:list-item>
          <text:p text:style-name="P4">подключение ключа и репозитория</text:p>
        </text:list-item>
        <text:list-item>
          <text:p text:style-name="P4">установка angie и доп пакеты: brotly, zstd</text:p>
        </text:list-item>
        <text:list-item>
          <text:p text:style-name="P5">создание конфига с описанием сайта</text:p>
        </text:list-item>
      </text:list>
      <text:p text:style-name="P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, Menlo, Monaco, 'Lucida Console', 'Liberation Mono', 'DejaVu Sans Mono', 'Bitstream Vera Sans Mono', 'Courier New', monospace, sans-serif"/>
    <style:font-face style:name="Hack" svg:font-family="Hack, Times, Tahoma, 'Times New Roman', 'Comic Sans MS', cursive"/>
    <style:font-face style:name="HackBold" svg:font-family="HackBold, Times, Tahoma, 'Times New Roman', 'Comic Sans MS', cursiv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ui-sans-serif, apple-system, BlinkMacSystemFont, Inter, NotoSansHans, sans-serif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3T22:49:44.325163092</meta:creation-date>
    <dc:date>2025-12-15T17:37:57.395703760</dc:date>
    <meta:editing-duration>PT23H58M3S</meta:editing-duration>
    <meta:editing-cycles>11</meta:editing-cycles>
    <meta:generator>LibreOffice/24.2.7.2$Linux_X86_64 LibreOffice_project/420$Build-2</meta:generator>
    <meta:document-statistic meta:table-count="0" meta:image-count="0" meta:object-count="0" meta:page-count="1" meta:paragraph-count="32" meta:word-count="165" meta:character-count="1108" meta:non-whitespace-character-count="971"/>
  </office:meta>
</office:document-meta>
</file>